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officeooo:rsid="000f5934" officeooo:paragraph-rsid="000f5934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normal" style:text-underline-style="none" fo:font-weight="normal" officeooo:rsid="000f5934" officeooo:paragraph-rsid="000f5934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style:text-underline-style="none" fo:font-weight="normal" officeooo:rsid="00107bc8" officeooo:paragraph-rsid="00107bc8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style:text-underline-style="none" fo:font-weight="normal" officeooo:rsid="001108e4" officeooo:paragraph-rsid="001108e4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text-properties fo:font-style="normal" style:text-underline-style="none" fo:font-weight="normal" officeooo:rsid="000f5934" officeooo:paragraph-rsid="000f5934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text-properties fo:font-style="normal" style:text-underline-style="none" fo:font-weight="normal" officeooo:rsid="001108e4" officeooo:paragraph-rsid="001108e4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normal" officeooo:rsid="001108e4" officeooo:paragraph-rsid="001108e4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12da26" officeooo:paragraph-rsid="0012da26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text-properties fo:font-style="normal" style:text-underline-style="none" fo:font-weight="normal" officeooo:rsid="0012da26" officeooo:paragraph-rsid="0012da26" style:font-style-asian="normal" style:font-weight-asian="normal" style:font-style-complex="normal" style:font-weight-complex="normal"/>
    </style:style>
    <style:style style:name="T1" style:family="text">
      <style:text-properties officeooo:rsid="00107bc8"/>
    </style:style>
    <style:style style:name="T2" style:family="text">
      <style:text-properties officeooo:rsid="001108e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beitsblatt der elektrische Strom</text:p>
      <text:p text:style-name="P1"/>
      <text:p text:style-name="P2">a) Der elektrische Strom ist im alltäglichen Begriff der Transport von elektrischen Ladungsträgern.</text:p>
      <text:p text:style-name="P2"/>
      <text:p text:style-name="P3">b) <text:span text:style-name="T2">Strom wird nicht verbraucht</text:span></text:p>
      <text:p text:style-name="P3"/>
      <text:p text:style-name="P4">c) </text:p>
      <text:p text:style-name="P2"/>
      <text:p text:style-name="P4">d) Sobald elektrische Ladungen bewegt werden, bildet sich ein Magnetfeld um diese Ladungsträger.</text:p>
      <text:p text:style-name="P4"/>
      <text:p text:style-name="P8">e) Die elektrische Energie wird mit dem elektrischen Strom durch die Leitungen transportiert</text:p>
      <text:p text:style-name="P8"/>
      <text:p text:style-name="P8">f) Energie ist nicht verbrauchbar sondern wandelbar</text:p>
      <text:p text:style-name="P8"/>
      <text:p text:style-name="P8">g) </text:p>
      <text:p text:style-name="P4"/>
      <text:p text:style-name="P4"/>
      <text:p text:style-name="P2">Quellen:</text:p>
      <text:list xml:id="list1796290622" text:style-name="L1">
        <text:list-item>
          <text:p text:style-name="P5">wikipedia.de/Elektrischer_Strom <text:span text:style-name="T1">10.09.2019</text:span></text:p>
        </text:list-item>
        <text:list-item>
          <text:p text:style-name="P5">elektronik-kompendium.de/sites/grd/0110203.html <text:span text:style-name="T1">10.09.2019</text:span></text:p>
        </text:list-item>
        <text:list-item>
          <text:p text:style-name="P5">planet-wissen.de/technik/energie/elektraezität/pwiewasistelektrischerstrom <text:span text:style-name="T1">10.09.2019</text:span></text:p>
        </text:list-item>
        <text:list-item>
          <text:p text:style-name="P6">leifiphysik.de/elektrizitätslehre/einfache-stromkreise/versuche/wird-strom-verbraucht 10.09.2019</text:p>
        </text:list-item>
        <text:list-item>
          <text:p text:style-name="P6">e-tutorials.de/5894/erzeugung-eines-magnetfeldes-durch-elektrischen-strom-rechte-hand-regel 10.09.2019</text:p>
        </text:list-item>
        <text:list-item>
          <text:p text:style-name="P9">tuev-kids.de/683/wie-wird-elektrischer-strom-transportiert/</text:p>
        </text:list-item>
        <text:list-item>
          <text:p text:style-name="P9">freie-gemeinschaft.or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08:54:17.516530303</meta:creation-date>
    <dc:date>2019-09-24T08:17:27.972230906</dc:date>
    <meta:editing-duration>PT3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77" meta:character-count="887" meta:non-whitespace-character-count="831"/>
  </office:meta>
</office:document-meta>
</file>